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063" officeooo:paragraph-rsid="001c0063"/>
    </style:style>
    <style:style style:name="P2" style:family="paragraph" style:parent-style-name="Standard">
      <style:paragraph-properties fo:text-align="center" style:justify-single-word="false"/>
      <style:text-properties officeooo:rsid="001c0063" officeooo:paragraph-rsid="001c0063"/>
    </style:style>
    <style:style style:name="P3" style:family="paragraph" style:parent-style-name="Standard" style:list-style-name="L1">
      <style:text-properties officeooo:rsid="001c0063" officeooo:paragraph-rsid="001c0063"/>
    </style:style>
    <style:style style:name="P4" style:family="paragraph" style:parent-style-name="Standard" style:list-style-name="L1">
      <style:text-properties officeooo:rsid="001c0063" officeooo:paragraph-rsid="002fec43"/>
    </style:style>
    <style:style style:name="P5" style:family="paragraph" style:parent-style-name="Standard" style:list-style-name="L1">
      <style:text-properties officeooo:rsid="001c0063" officeooo:paragraph-rsid="001de162"/>
    </style:style>
    <style:style style:name="P6" style:family="paragraph" style:parent-style-name="Standard" style:list-style-name="L1">
      <style:text-properties officeooo:rsid="002ff4c6" officeooo:paragraph-rsid="002ff4c6"/>
    </style:style>
    <style:style style:name="P7" style:family="paragraph" style:parent-style-name="Standard" style:list-style-name="L1">
      <style:text-properties style:text-line-through-style="solid" officeooo:rsid="001c0063" officeooo:paragraph-rsid="001c0063"/>
    </style:style>
    <style:style style:name="P8" style:family="paragraph" style:parent-style-name="Standard" style:list-style-name="L1">
      <style:text-properties style:text-line-through-style="solid" officeooo:rsid="001de162" officeooo:paragraph-rsid="001fb0db"/>
    </style:style>
    <style:style style:name="P9" style:family="paragraph" style:parent-style-name="Standard" style:list-style-name="L1">
      <style:text-properties style:text-line-through-style="solid" officeooo:rsid="00250bf0" officeooo:paragraph-rsid="00250bf0"/>
    </style:style>
    <style:style style:name="P10" style:family="paragraph" style:parent-style-name="Standard" style:list-style-name="L1">
      <style:text-properties style:text-line-through-style="solid" officeooo:rsid="002392dd" officeooo:paragraph-rsid="002fec43"/>
    </style:style>
    <style:style style:name="P11" style:family="paragraph" style:parent-style-name="Standard" style:list-style-name="L1">
      <style:text-properties style:text-line-through-style="solid" officeooo:rsid="00226ef5" officeooo:paragraph-rsid="00226ef5"/>
    </style:style>
    <style:style style:name="P12" style:family="paragraph" style:parent-style-name="Standard" style:list-style-name="L1">
      <style:text-properties style:text-line-through-style="solid" officeooo:rsid="0027ff9d" officeooo:paragraph-rsid="0027ff9d"/>
    </style:style>
    <style:style style:name="P13" style:family="paragraph" style:parent-style-name="Standard" style:list-style-name="L1">
      <style:text-properties style:text-line-through-style="solid" officeooo:rsid="001c0f21" officeooo:paragraph-rsid="001c0f21"/>
    </style:style>
    <style:style style:name="P14" style:family="paragraph" style:parent-style-name="Standard" style:list-style-name="L1">
      <style:text-properties officeooo:rsid="002567cf" officeooo:paragraph-rsid="002567cf"/>
    </style:style>
    <style:style style:name="P15" style:family="paragraph" style:parent-style-name="Standard" style:list-style-name="L1">
      <style:text-properties officeooo:rsid="00271518" officeooo:paragraph-rsid="00271518"/>
    </style:style>
    <style:style style:name="P16" style:family="paragraph" style:parent-style-name="Standard" style:list-style-name="L1">
      <style:text-properties officeooo:rsid="002b528c" officeooo:paragraph-rsid="002b528c"/>
    </style:style>
    <style:style style:name="P17" style:family="paragraph" style:parent-style-name="Standard" style:list-style-name="L1">
      <style:text-properties officeooo:rsid="0026e049" officeooo:paragraph-rsid="0026e049"/>
    </style:style>
    <style:style style:name="P18" style:family="paragraph" style:parent-style-name="Standard" style:list-style-name="L1">
      <style:text-properties officeooo:rsid="00226ef5" officeooo:paragraph-rsid="002fec43"/>
    </style:style>
    <style:style style:name="P19" style:family="paragraph" style:parent-style-name="Standard" style:list-style-name="L1">
      <style:text-properties officeooo:rsid="0029c48c" officeooo:paragraph-rsid="0029c48c"/>
    </style:style>
    <style:style style:name="P20" style:family="paragraph" style:parent-style-name="Standard" style:list-style-name="L1">
      <style:text-properties officeooo:rsid="001c0f21" officeooo:paragraph-rsid="001c0f21"/>
    </style:style>
    <style:style style:name="P21" style:family="paragraph" style:parent-style-name="Standard" style:list-style-name="L1">
      <style:text-properties officeooo:rsid="001d65b6" officeooo:paragraph-rsid="001d65b6"/>
    </style:style>
    <style:style style:name="P22" style:family="paragraph" style:parent-style-name="Standard" style:list-style-name="L1">
      <style:text-properties officeooo:rsid="001de162" officeooo:paragraph-rsid="001de162"/>
    </style:style>
    <style:style style:name="P23" style:family="paragraph" style:parent-style-name="Standard" style:list-style-name="L1">
      <style:text-properties officeooo:rsid="0031a3dd" officeooo:paragraph-rsid="0031a3dd"/>
    </style:style>
    <style:style style:name="T1" style:family="text">
      <style:text-properties officeooo:rsid="0026e0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at's Next?</text:p>
      <text:p text:style-name="P1"/>
      <text:p text:style-name="P1"/>
      <text:p text:style-name="P1"/>
      <text:p text:style-name="P1"/>
      <text:list xml:id="list2124838185823383880" text:style-name="L1">
        <text:list-item>
          <text:p text:style-name="P3">Open Source Code Questions</text:p>
          <text:list>
            <text:list-item>
              <text:p text:style-name="P3">Do I release O.S. if I use the O.S. code</text:p>
              <text:list>
                <text:list-item>
                  <text:p text:style-name="P3">If yes – how?</text:p>
                  <text:list>
                    <text:list-item>
                      <text:p text:style-name="P3">Git / website / by request / in app</text:p>
                    </text:list-item>
                  </text:list>
                </text:list-item>
              </text:list>
            </text:list-item>
            <text:list-item>
              <text:p text:style-name="P3">Different licenses</text:p>
              <text:list>
                <text:list-item>
                  <text:p text:style-name="P3">Sliding Menu</text:p>
                </text:list-item>
                <text:list-item>
                  <text:p text:style-name="P3">InstantAdapter</text:p>
                </text:list-item>
                <text:list-item>
                  <text:p text:style-name="P3">ActionBarSherlock</text:p>
                </text:list-item>
              </text:list>
            </text:list-item>
          </text:list>
        </text:list-item>
        <text:list-item>
          <text:p text:style-name="P4">Learn life-cycle management</text:p>
          <text:list>
            <text:list-item>
              <text:p text:style-name="P4">fragments</text:p>
            </text:list-item>
          </text:list>
        </text:list-item>
      </text:list>
      <text:p text:style-name="P1"/>
      <text:p text:style-name="P1"/>
      <text:list xml:id="list191032482171474" text:continue-numbering="true" text:style-name="L1">
        <text:list-item>
          <text:p text:style-name="P6">Task: Set Deadlines</text:p>
        </text:list-item>
        <text:list-item>
          <text:p text:style-name="P3">Task: keep track of date / time for turnover</text:p>
        </text:list-item>
        <text:list-item>
          <text:p text:style-name="P3">Task: list item manipulation</text:p>
          <text:list>
            <text:list-item>
              <text:p text:style-name="P7">make new item</text:p>
            </text:list-item>
            <text:list-item>
              <text:p text:style-name="P3">delete item</text:p>
              <text:list>
                <text:list-item>
                  <text:p text:style-name="P14">long-press popup “Delete Item” Yes/Cancel</text:p>
                </text:list-item>
              </text:list>
            </text:list-item>
            <text:list-item>
              <text:p text:style-name="P3">arrange items</text:p>
            </text:list-item>
          </text:list>
        </text:list-item>
        <text:list-item>
          <text:p text:style-name="P3">Task: Delete Items</text:p>
          <text:list>
            <text:list-item>
              <text:p text:style-name="P15">radio button selection</text:p>
              <text:list>
                <text:list-item>
                  <text:p text:style-name="P15">selected = update “complete” variable in Task</text:p>
                </text:list-item>
              </text:list>
            </text:list-item>
            <text:list-item>
              <text:p text:style-name="P3">set “isVisible” on list items</text:p>
            </text:list-item>
            <text:list-item>
              <text:p text:style-name="P16">refresh list on item change</text:p>
            </text:list-item>
            <text:list-item>
              <text:p text:style-name="P5">reverse at midnight / <text:span text:style-name="T1">week / month</text:span></text:p>
              <text:list>
                <text:list-item>
                  <text:p text:style-name="P17">settings = day of the week to reset, default Sunday-&gt;Monday midnight</text:p>
                </text:list-item>
              </text:list>
            </text:list-item>
          </text:list>
        </text:list-item>
        <text:list-item>
          <text:p text:style-name="P8">Task: Redesign list item look</text:p>
          <text:list>
            <text:list-item>
              <text:p text:style-name="P8">floaty box, round corners</text:p>
              <text:list>
                <text:list-item>
                  <text:p text:style-name="P9">silver/grey colors</text:p>
                </text:list-item>
              </text:list>
            </text:list-item>
            <text:list-item>
              <text:p text:style-name="P10">NinePatch files</text:p>
            </text:list-item>
          </text:list>
        </text:list-item>
        <text:list-item>
          <text:p text:style-name="P18">Task: manage current fragment</text:p>
          <text:list>
            <text:list-item>
              <text:p text:style-name="P11">StartHere_Responsive.onSaveInstanceState() needs to know what the currently displayed fragment is</text:p>
            </text:list-item>
          </text:list>
        </text:list-item>
        <text:list-item>
          <text:p text:style-name="P7">Task: build Task class</text:p>
          <text:list>
            <text:list-item>
              <text:p text:style-name="P7">task name</text:p>
            </text:list-item>
            <text:list-item>
              <text:p text:style-name="P7">ID</text:p>
            </text:list-item>
            <text:list-item>
              <text:p text:style-name="P12">add “complete” variable to Task class</text:p>
            </text:list-item>
          </text:list>
        </text:list-item>
        <text:list-item>
          <text:p text:style-name="P3">Task: build database interface</text:p>
          <text:list>
            <text:list-item>
              <text:p text:style-name="P7">one per list</text:p>
            </text:list-item>
            <text:list-item>
              <text:p text:style-name="P7">one for Agenda</text:p>
              <text:list>
                <text:list-item>
                  <text:p text:style-name="P7">pull lists from other databases</text:p>
                </text:list-item>
                <text:list-item>
                  <text:p text:style-name="P19"><text:soft-page-break/>check for “isVisible”/”complete” variable == true on list items</text:p>
                </text:list-item>
              </text:list>
            </text:list-item>
          </text:list>
        </text:list-item>
        <text:list-item>
          <text:p text:style-name="P13">Task: Auto close drawer on list choice</text:p>
        </text:list-item>
        <text:list-item>
          <text:p text:style-name="P20">Task: Icon </text:p>
          <text:list>
            <text:list-item>
              <text:p text:style-name="P20">New Icon graphic</text:p>
            </text:list-item>
            <text:list-item>
              <text:p text:style-name="P13">add space in label WhatsNext =&gt; What's Next?</text:p>
            </text:list-item>
          </text:list>
        </text:list-item>
        <text:list-item>
          <text:p text:style-name="P20">Task: Set up Settings Activity</text:p>
          <text:list>
            <text:list-item>
              <text:p text:style-name="P20">settings button </text:p>
            </text:list-item>
            <text:list-item>
              <text:p text:style-name="P20">activity base = slidingmenu</text:p>
            </text:list-item>
            <text:list-item>
              <text:p text:style-name="P20">attach fragments</text:p>
              <text:list>
                <text:list-item>
                  <text:p text:style-name="P20">open source licenses</text:p>
                </text:list-item>
                <text:list-item>
                  <text:p text:style-name="P20">setting controls</text:p>
                </text:list-item>
                <text:list-item>
                  <text:p text:style-name="P20">about page</text:p>
                </text:list-item>
              </text:list>
            </text:list-item>
          </text:list>
        </text:list-item>
        <text:list-item>
          <text:p text:style-name="P21">Task: backgrounds</text:p>
          <text:list>
            <text:list-item>
              <text:p text:style-name="P21">built in themes</text:p>
            </text:list-item>
            <text:list-item>
              <text:p text:style-name="P21">image picker?</text:p>
            </text:list-item>
          </text:list>
        </text:list-item>
        <text:list-item>
          <text:p text:style-name="P22">Task: software buttons</text:p>
          <text:list>
            <text:list-item>
              <text:p text:style-name="P22">open drawer -vs- popup</text:p>
            </text:list-item>
            <text:list-item>
              <text:p text:style-name="P22">back button </text:p>
              <text:list>
                <text:list-item>
                  <text:p text:style-name="P22">single click = close drawer</text:p>
                </text:list-item>
                <text:list-item>
                  <text:p text:style-name="P22">second click = exit app</text:p>
                </text:list-item>
              </text:list>
            </text:list-item>
          </text:list>
        </text:list-item>
        <text:list-item>
          <text:p text:style-name="P23">Task: radio button persistent</text:p>
          <text:list>
            <text:list-item>
              <text:p text:style-name="P23">list-item listener</text:p>
            </text:list-item>
            <text:list-item>
              <text:p text:style-name="P23">pass to setIsComplete() in Task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21:04:08.566000000</meta:creation-date>
    <dc:date>2014-03-17T19:10:32.434000000</dc:date>
    <meta:editing-duration>PT18H35M31S</meta:editing-duration>
    <meta:editing-cycles>22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62" meta:word-count="309" meta:character-count="1602" meta:non-whitespace-character-count="1412"/>
  </office:meta>
</office:document-meta>
</file>